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ítulo_20_y_20_objetos-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3" style:family="presentation" style:parent-style-name="Título_20_y_20_objetos-notes">
      <style:graphic-properties draw:fill-color="#ffffff" fo:min-height="13.364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ase Study # 1 - Automotive" draw:style-name="dp1" draw:master-page-name="Título_20_y_20_objetos" presentation:presentation-page-layout-name="AL1T11">
        <draw:frame draw:name="Título 1" presentation:style-name="pr1" draw:text-style-name="P2" draw:layer="layout" svg:width="29.209cm" svg:height="3.681cm" svg:x="2.328cm" svg:y="1.014cm" presentation:class="title" presentation:user-transformed="true">
          <draw:text-box>
            <text:p text:style-name="P1"><text:span text:style-name="T1">Case Study # 1 - Automotive</text:span></text:p>
          </draw:text-box>
        </draw:frame>
        <draw:frame draw:name="Marcador de contenido 2" presentation:style-name="pr2" draw:text-style-name="P5" draw:layer="layout" svg:width="29.209cm" svg:height="12.086cm" svg:x="2.328cm" svg:y="5.071cm" presentation:class="outline" presentation:user-transformed="true">
          <draw:text-box>
            <text:list text:style-name="L2">
              <text:list-item>
                <text:p text:style-name="P3"><text:span text:style-name="T2">Who</text:span></text:p>
              </text:list-item>
            </text:list>
            <text:list text:style-name="L3">
              <text:list-item>
                <text:list>
                  <text:list-item>
                    <text:p text:style-name="P4"><text:span text:style-name="T3">A leading automotive company.</text:span></text:p>
                  </text:list-item>
                </text:list>
              </text:list-item>
              <text:list-item>
                <text:p text:style-name="P3"><text:span text:style-name="T2">Why</text:span></text:p>
                <text:list>
                  <text:list-item>
                    <text:p text:style-name="P4"><text:span text:style-name="T3">Goal of supporting and adopting a clear open source supply chain compliance standard. The priority is safety.</text:span></text:p>
                  </text:list-item>
                </text:list>
              </text:list-item>
              <text:list-item>
                <text:p text:style-name="P3"><text:span text:style-name="T2">How</text:span></text:p>
                <text:list>
                  <text:list-item>
                    <text:p text:style-name="P4"><text:span text:style-name="T3">This company does not have a dedicated open source team so compliance is managed by the IP department. This department is building out an elearning training system. The biggest challenge is process management internally and with suppliers. To address this the company is creating processes and refining the language in procurement contracts.</text:span></text:p>
                  </text:list-item>
                </text:list>
              </text:list-item>
              <text:list-item>
                <text:p text:style-name="P3"><text:span text:style-name="T2">Where</text:span></text:p>
                <text:list>
                  <text:list-item>
                    <text:p text:style-name="P4"><text:span text:style-name="T3">The IP department is leading this process and building an open source working group. At this time adoption is organic rather than centralized.</text:span></text:p>
                  </text:list-item>
                </text:list>
              </text:list-item>
              <text:list-item>
                <text:p text:style-name="P3"><text:span text:style-name="T2">When</text:span></text:p>
                <text:list>
                  <text:list-item>
                    <text:p text:style-name="P4"><text:span text:style-name="T3">For the next two years development is focused on function-based divisions. After two years adoption will change to product-based divisions via the open source working group.</text:span></text:p>
                  </text:list-item>
                </text:list>
              </text:list-item>
            </text:list>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Case Study # 2 - Automotive" draw:style-name="dp1" draw:master-page-name="Título_20_y_20_objetos" presentation:presentation-page-layout-name="AL1T11">
        <draw:frame draw:name="Título 1" presentation:style-name="pr1" draw:text-style-name="P2" draw:layer="layout" svg:width="29.209cm" svg:height="3.681cm" svg:x="2.328cm" svg:y="1.014cm" presentation:class="title" presentation:user-transformed="true">
          <draw:text-box>
            <text:p text:style-name="P1"><text:span text:style-name="T1">Case Study # 2 - Automotive</text:span></text:p>
          </draw:text-box>
        </draw:frame>
        <draw:frame draw:name="Marcador de contenido 2" presentation:style-name="pr2" draw:text-style-name="P5" draw:layer="layout" svg:width="29.209cm" svg:height="12.086cm" svg:x="2.328cm" svg:y="5.071cm" presentation:class="outline" presentation:user-transformed="true">
          <draw:text-box>
            <text:list text:style-name="L2">
              <text:list-item>
                <text:p text:style-name="P3"><text:span text:style-name="T2">Who</text:span></text:p>
              </text:list-item>
            </text:list>
            <text:list text:style-name="L3">
              <text:list-item>
                <text:list>
                  <text:list-item>
                    <text:p text:style-name="P4"><text:span text:style-name="T3">A premium car manufacturer with 100,000 employees worldwide.</text:span></text:p>
                  </text:list-item>
                </text:list>
              </text:list-item>
              <text:list-item>
                <text:p text:style-name="P3"><text:span text:style-name="T2">Why</text:span></text:p>
                <text:list>
                  <text:list-item>
                    <text:p text:style-name="P4"><text:span text:style-name="T3">The company is investing in safety, security, integrity and transparency. </text:span></text:p>
                  </text:list-item>
                </text:list>
              </text:list-item>
              <text:list-item>
                <text:p text:style-name="P3"><text:span text:style-name="T2">How</text:span></text:p>
                <text:list>
                  <text:list-item>
                    <text:p text:style-name="P4"><text:span text:style-name="T3">The first step is to create requirements and expectations internally and externally through sourcing processes. The next is to establish an “open source diagnostic” to consider (a) the open source stack, (b) the open source licenses, (c) method of use (internal, external) with results provided by artificial intelligence and subject to checks by lawyers in difficult cases.</text:span></text:p>
                  </text:list-item>
                </text:list>
              </text:list-item>
              <text:list-item>
                <text:p text:style-name="P3"><text:span text:style-name="T2">Where</text:span></text:p>
                <text:list>
                  <text:list-item>
                    <text:p text:style-name="P4"><text:span text:style-name="T3">Legal department leads the process with engagement from engineering, IT and quality department.</text:span></text:p>
                  </text:list-item>
                </text:list>
              </text:list-item>
              <text:list-item>
                <text:p text:style-name="P3"><text:span text:style-name="T2">When</text:span></text:p>
                <text:list>
                  <text:list-item>
                    <text:p text:style-name="P4"><text:span text:style-name="T3">Ongoing. Open source policy release with check templates is schedule for release end 2018.</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Case Study # 3 - Automotive" draw:style-name="dp1" draw:master-page-name="Título_20_y_20_objetos" presentation:presentation-page-layout-name="AL1T11">
        <draw:frame draw:name="Título 1" presentation:style-name="pr1" draw:text-style-name="P2" draw:layer="layout" svg:width="29.209cm" svg:height="3.681cm" svg:x="2.328cm" svg:y="1.014cm" presentation:class="title" presentation:user-transformed="true">
          <draw:text-box>
            <text:p text:style-name="P1"><text:span text:style-name="T1">Case Study # 3 - Automotive</text:span></text:p>
          </draw:text-box>
        </draw:frame>
        <draw:frame draw:name="Marcador de contenido 2" presentation:style-name="pr2" draw:text-style-name="P5" draw:layer="layout" svg:width="29.209cm" svg:height="12.086cm" svg:x="2.328cm" svg:y="5.071cm" presentation:class="outline" presentation:user-transformed="true">
          <draw:text-box>
            <text:list text:style-name="L2">
              <text:list-item>
                <text:p text:style-name="P3"><text:span text:style-name="T2">Who</text:span></text:p>
              </text:list-item>
            </text:list>
            <text:list text:style-name="L3">
              <text:list-item>
                <text:list>
                  <text:list-item>
                    <text:p text:style-name="P4"><text:span text:style-name="T3">A company with business divisions addressing automotive, household appliances and other tools.</text:span></text:p>
                  </text:list-item>
                </text:list>
              </text:list-item>
              <text:list-item>
                <text:p text:style-name="P3"><text:span text:style-name="T2">Why</text:span></text:p>
                <text:list>
                  <text:list-item>
                    <text:p text:style-name="P4"><text:span text:style-name="T3">The company had open source processes in place before OpenChain. However, the OpenChain Specification offers a way to align behind a clear industry standard.</text:span></text:p>
                  </text:list-item>
                </text:list>
              </text:list-item>
              <text:list-item>
                <text:p text:style-name="P3"><text:span text:style-name="T2">How</text:span></text:p>
                <text:list>
                  <text:list-item>
                    <text:p text:style-name="P4"><text:span text:style-name="T3">The open source program has responsibilities shared between legal and various divisions. It is managed via central directives, training and tooling. Training structure is dependent on division requirements. Structure is provided by having a central directive for custodians. </text:span></text:p>
                  </text:list-item>
                </text:list>
              </text:list-item>
              <text:list-item>
                <text:p text:style-name="P3"><text:span text:style-name="T2">Where</text:span></text:p>
                <text:list>
                  <text:list-item>
                    <text:p text:style-name="P4"><text:span text:style-name="T3">The activities are centralized via a center of competence. Different divisions manage the specifics of implementation worldwide.</text:span></text:p>
                  </text:list-item>
                </text:list>
              </text:list-item>
              <text:list-item>
                <text:p text:style-name="P3"><text:span text:style-name="T2">When</text:span></text:p>
                <text:list>
                  <text:list-item>
                    <text:p text:style-name="P4"><text:span text:style-name="T3">The open source program was initiated by the legal department in 2004. It expanded into a larger project with divisional responsibilities over time. It currently involves a center of competence for open source providing policies to divisions. The process of potentially mapping the existing processes to the OpenChain requirements is under active consideration.</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s" fo:country="E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8pt" style:language-asian="es" style:country-asian="ES" style:font-style-asian="normal" style:font-weight-asian="normal" style:font-name-complex="Lucida Sans" style:font-family-complex="'Lucida Sans'"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E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s" style:country-asian="ES" style:font-style-asian="normal" style:font-weight-asian="normal" style:font-name-complex="Lucida Sans" style:font-family-complex="'Lucida Sans'"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ítulo_20_y_20_objeto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ítulo_20_y_20_objetos-backgroundobjects">
      <style:graphic-properties draw:stroke="none" draw:fill="none" draw:fill-color="#ffffff" draw:auto-grow-height="false" fo:min-height="1.485cm"/>
    </style:style>
    <style:style style:name="Mpr5" style:family="presentation" style:parent-style-name="Título_20_y_20_objet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8"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9" style:family="paragraph">
      <loext:graphic-properties draw:fill="none"/>
      <style:paragraph-properties fo:text-align="start" style:font-independent-line-spacing="true"/>
      <style:text-properties fo:font-size="2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ítulo_20_y_20_objetos" style:display-name="Título y objetos" style:page-layout-name="PM1" draw:style-name="Mdp1">
      <draw:frame draw:name="Título 1" presentation:style-name="Mpr1" draw:text-style-name="MP6" draw:layer="backgroundobjects" svg:width="29.209cm" svg:height="3.681cm" svg:x="2.328cm" svg:y="1.014cm" presentation:class="title" presentation:user-transformed="true">
        <draw:text-box>
          <text:p text:style-name="MP5"><text:span text:style-name="MT1">Haga clic para modificar el estilo de título del patrón</text:span></text:p>
        </draw:text-box>
      </draw:frame>
      <draw:frame draw:name="Marcador de contenido 2" presentation:style-name="Mpr2" draw:text-style-name="MP9" draw:layer="backgroundobjects" svg:width="29.209cm" svg:height="12.086cm" svg:x="2.328cm" svg:y="5.071cm" presentation:class="outline" presentation:user-transformed="true">
        <draw:text-box>
          <text:list text:style-name="ML3">
            <text:list-item>
              <text:p text:style-name="MP7"><text:span text:style-name="MT2">Haga clic para modificar el estilo de texto del patrón</text:span></text:p>
            </text:list-item>
          </text:list>
          <text:list text:style-name="ML4">
            <text:list-item>
              <text:list>
                <text:list-item>
                  <text:p text:style-name="MP8"><text:span text:style-name="MT3">Segundo nivel</text:span></text:p>
                </text:list-item>
              </text:list>
            </text:list-item>
          </text:list>
          <text:list text:style-name="ML5">
            <text:list-item>
              <text:list>
                <text:list-item>
                  <text:list>
                    <text:list-item>
                      <text:p text:style-name="MP8"><text:span text:style-name="MT4">Tercer nivel</text:span></text:p>
                    </text:list-item>
                  </text:list>
                </text:list-item>
              </text:list>
            </text:list-item>
          </text:list>
          <text:list text:style-name="ML6">
            <text:list-item>
              <text:list>
                <text:list-item>
                  <text:list>
                    <text:list-item>
                      <text:list>
                        <text:list-item>
                          <text:p text:style-name="MP8"><text:span text:style-name="MT5">Cuarto nivel</text:span></text:p>
                        </text:list-item>
                      </text:list>
                    </text:list-item>
                  </text:list>
                </text:list-item>
              </text:list>
            </text:list-item>
          </text:list>
          <text:list text:style-name="ML7">
            <text:list-item>
              <text:list>
                <text:list-item>
                  <text:list>
                    <text:list-item>
                      <text:list>
                        <text:list-item>
                          <text:list>
                            <text:list-item>
                              <text:p text:style-name="MP8"><text:span text:style-name="MT5">Quinto nivel</text:span></text:p>
                            </text:list-item>
                          </text:list>
                        </text:list-item>
                      </text:list>
                    </text:list-item>
                  </text:list>
                </text:list-item>
              </text:list>
            </text:list-item>
          </text:list>
        </draw:text-box>
      </draw:frame>
      <draw:frame draw:name="Marcador de fecha 3" presentation:style-name="Mpr3" draw:text-style-name="MP11" draw:layer="backgroundobjects" svg:width="7.619cm" svg:height="1.013cm" svg:x="2.328cm" svg:y="17.657cm" presentation:class="date-time" presentation:user-transformed="true">
        <draw:text-box>
          <text:p text:style-name="MP10"><text:span text:style-name="MT6"><text:date style:data-style-name="D1" text:date-value="2018-06-10">6/10/18</text:date></text:span></text:p>
        </draw:text-box>
      </draw:frame>
      <draw:frame draw:name="Marcador de pie de página 4" presentation:style-name="Mpr3" draw:text-style-name="MP11" draw:layer="backgroundobjects" svg:width="11.429cm" svg:height="1.013cm" svg:x="11.218cm" svg:y="17.657cm" presentation:class="footer" presentation:user-transformed="true">
        <draw:text-box>
          <text:p/>
        </draw:text-box>
      </draw:frame>
      <draw:frame draw:name="Marcador de número de diapositiva 5" presentation:style-name="Mpr3" draw:text-style-name="MP11" draw:layer="backgroundobjects" svg:width="7.619cm" svg:height="1.013cm" svg:x="23.918cm" svg:y="17.657cm" presentation:class="page-number" presentation:user-transformed="true">
        <draw:text-box>
          <text:p text:style-name="MP12"><text:span text:style-name="MT6"><text:page-number>&lt;number&gt;</text:page-number></text:span></text:p>
        </draw:text-box>
      </draw:frame>
      <presentation:notes style:page-layout-name="PM0">
        <draw:page-thumbnail presentation:style-name="Título_20_y_20_objetos-title" draw:layer="backgroundobjects" svg:width="19.798cm" svg:height="11.136cm" svg:x="0.6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penChain Workshop</dc:title>
    <meta:initial-creator>Malcolm Bain</meta:initial-creator>
    <dc:creator>Shane Coughlan</dc:creator>
    <meta:editing-cycles>19</meta:editing-cycles>
    <meta:creation-date>2018-04-20T07:32:36</meta:creation-date>
    <dc:date>2018-06-10T13:15:49</dc:date>
    <meta:editing-duration>PT3H3M</meta:editing-duration>
    <meta:generator>LibreOffice/6.0.0.3$MacOSX_X86_64 LibreOffice_project/64a0f66915f38c6217de274f0aa8e15618924765</meta:generator>
    <meta:document-statistic meta:object-count="3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meta:user-defined>
  </office:meta>
</office:document-meta>
</file>